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1pt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paragraph-properties fo:text-align="center" style:justify-single-word="false"/>
      <style:text-properties style:font-name="Calibri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7" style:family="paragraph" style:parent-style-name="UrbanBody">
      <style:paragraph-properties fo:text-align="justify" style:justify-single-word="false"/>
      <style:text-properties style:font-name="Calibri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Cadre2" text:anchor-type="paragraph" svg:x="0cm" svg:y="0.307cm" svg:width="7.128cm" draw:z-index="2"><draw:text-box fo:min-height="4.272cm"><text:p text:style-name="P5"><office:annotation><dc:creator>Gauthier Bastien</dc:creator><dc:date>2011-01-13T14:56:41</dc:date><text:p text:style-name="P9"><text:span text:style-name="T4">do text</text:span></text:p><text:p text:style-name="P9"><text:span text:style-name="T4">from document(at=header, format='odt')</text:span></text:p></office:annotation><text:span text:style-name="T1">Import depuis header.odt</text:span></text:p></draw:text-box></draw:frame><text:tab/><text:tab/><text:tab/><text:tab/><text:tab/><text:tab/><text:text-input text:description="">tool.getCityName()</text:text-input>, le <text:text-input text:description="">licence_view.format_date()</text:text-input></text:p>
      <text:p text:style-name="P1"><draw:frame draw:style-name="fr2" draw:name="Cadre3" text:anchor-type="paragraph" svg:x="7.826cm" svg:y="0.342cm" svg:width="9.13cm" svg:height="3.388cm" draw:z-index="0"><draw:text-box><text:p text:style-name="P8"><office:annotation><dc:creator>Gauthier Bastien</dc:creator><dc:date>2011-03-23T14:58:32</dc:date><text:p text:style-name="P9"><text:span text:style-name="T8">do text</text:span></text:p><text:p text:style-name="P9"><text:span text:style-name="T8">from xhtml(tool.decorateHTML('UrbanAddress', urbanEventObj.getLinkedOrganisationTerm().getFormattedDescription()))</text:span></text:p></office:annotatio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3" draw:name="Cadre4" text:anchor-type="paragraph" svg:x="1.776cm" svg:y="0.201cm" svg:width="15.192cm" draw:z-index="1"><draw:text-box fo:min-height="2.286cm"><text:p text:style-name="Frame_20_contents"><office:annotation><dc:creator>Gauthier Bastien</dc:creator><dc:date>2011-01-13T14:56:41</dc:date><text:p text:style-name="P9"><text:span text:style-name="T7">do text</text:span></text:p><text:p text:style-name="P9"><text:span text:style-name="T7">from document(at=references, format='odt')</text:span></text:p></office:annotation><text:span text:style-name="T1">Import depuis references.odt</text:span></text:p></draw:text-box></draw:frame></text:p>
      <text:p text:style-name="P4">Demande d'avis concernant un permis d'urbanisme</text:p>
      <text:p text:style-name="P7"><office:annotation><dc:creator>Gauthier Bastien</dc:creator><dc:date>2011-02-16T16:12:24</dc:date><text:p text:style-name="P9"><text:span text:style-name="T6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9"><text:span text:style-name="T5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7"><text:span text:style-name="T3">Objet :</text:span> <text:text-input text:description="Objet des travaux">licence_helper.licenceSubject</text:text-input></text:p>
      <text:p text:style-name="P7"><text:span text:style-name="T3">Situation :</text:span> <text:text-input text:description="Situation des travaux">self.getWorkLocationSignaletic()</text:text-input></text:p>
      <text:p text:style-name="P7"><text:span text:style-name="T3">Référence cadastrale</text:span> : <text:text-input text:description="Parcelles">licence_view.get_parcels()</text:text-input></text:p>
      <text:p text:style-name="P7"/>
      <text:p text:style-name="P7">Madame, Monsieur,</text:p>
      <text:p text:style-name="P7"/>
      <text:p text:style-name="P7">Nous vous transmettons en annexe, pour avis, le dossier introduit par <text:text-input text:description="Demandeurs">self.getApplicantsSignaletic()</text:text-input>.</text:p>
      <text:p text:style-name="P7"/>
      <text:p text:style-name="P7">Conformément à l'article D.IV.35 et du CoDT, nous vous saurions gré de nous transmettre votre avis dans les trente jours francs à dater de la présente. À défaut de réponse endéans ce délai, l'avis sera réputé favorable.</text:p>
      <text:p text:style-name="P7"/>
      <text:p text:style-name="P7">Nous vous souhaitons bonne réception de la présente et de ses annexes, et vous prions d'agréer, Madame, Monsieur, l'expression de nos sentiments distingués.</text:p>
      <text:p text:style-name="P7"/>
      <text:p text:style-name="P6"><office:annotation><dc:creator>Gauthier Bastien</dc:creator><dc:date>2011-01-13T14:56:41</dc:date><text:p text:style-name="P9"><text:span text:style-name="T4">do text</text:span></text:p><text:p text:style-name="P9"><text:span text:style-name="T4">from document(at=signature, format='odt')</text:span></text:p></office:annotation><text:span text:style-name="T2">Import depuis signature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loext:contextual-spacing="false"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Address" style:family="paragraph" style:parent-style-name="UrbanBody" style:master-page-name="">
      <style:paragraph-properties style:page-number="auto" fo:background-color="transparent">
        <style:background-image/>
      </style:paragraph-properties>
      <style:text-properties style:font-name="Times New Roman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10:28:16.744429225</dc:date>
    <meta:editing-duration>PT3H17M39S</meta:editing-duration>
    <meta:editing-cycles>43</meta:editing-cycles>
    <meta:generator>LibreOffice/3.5$Linux_X86_64 LibreOffice_project/350m1$Build-2</meta:generator>
    <meta:document-statistic meta:table-count="0" meta:image-count="0" meta:object-count="0" meta:page-count="1" meta:paragraph-count="15" meta:word-count="114" meta:character-count="895" meta:non-whitespace-character-count="795"/>
  </office:meta>
</office:document-meta>
</file>